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80000005BAD7853C95E625A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5523" officeooo:paragraph-rsid="001355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382in" svg:y="0.0154in" svg:width="6.5in" svg:height="0.6319in" draw:z-index="0"><draw:image xlink:href="Pictures/10000000000003A80000005BAD7853C95E625AA0.png" xlink:type="simple" xlink:show="embed" xlink:actuate="onLoad" loext:mime-type="image/png"/></draw:frame></text:p>
      <text:p text:style-name="P1">U := nicht initalisierter Zustand (Wert fur den Simulator unbekannt)</text:p>
      <text:p text:style-name="P1">=&gt; Wird als Standardwert fur uninitalisierte Signale verwendet</text:p>
      <text:p text:style-name="P1"/>
      <text:p text:style-name="P1">- := "Don't Care" (Zustand ist bedeutungslos)</text:p>
      <text:p text:style-name="P1">=&gt; Durch den Zustand "-" kann die Aussgabe der Schaltung vereinfacht</text:p>
      <text:p text:style-name="P1">werden, wodurch bestimmte Bits ignoriert werden.</text:p>
      <text:p text:style-name="P1"/>
      <text:p text:style-name="P1">In der Bibliothek "std logic 1164.vhdl" sind neben die 9 Zustanden fur</text:p>
      <text:p text:style-name="P1">logischen Signale auch logische Operatoren wie "and" oder "xor" de niert.</text:p>
      <text:p text:style-name="P1">Auch sind weitere Funktionen wie die Umwandlungsfunktionen de niert,</text:p>
      <text:p text:style-name="P1">die bespielsweise einen Wert von Typ Bit in einen Wert von Typ std logic</text:p>
      <text:p text:style-name="P1">umwandel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8:06:51.897593042</meta:creation-date>
    <dc:date>2021-10-29T18:10:39.817972115</dc:date>
    <meta:editing-duration>PT3M50S</meta:editing-duration>
    <meta:editing-cycles>1</meta:editing-cycles>
    <meta:document-statistic meta:table-count="0" meta:image-count="1" meta:object-count="0" meta:page-count="1" meta:paragraph-count="10" meta:word-count="89" meta:character-count="584" meta:non-whitespace-character-count="505"/>
    <meta:generator>LibreOffice/6.4.7.2$Linux_X86_64 LibreOffice_project/40$Build-2</meta:generator>
  </office:meta>
</office:document-meta>
</file>